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style:text-underline-style="solid" style:text-underline-width="auto" style:text-underline-color="font-color" fo:font-weight="bold" style:font-weight-asian="bold"/>
    </style:style>
    <style:style style:name="T5" style:family="text">
      <style:text-properties officeooo:rsid="001f47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Αρχική Σελίδα</text:p>
      <text:p text:style-name="Standard">Τι <text:span text:style-name="T5">σημαίνει</text:span> <text:span text:style-name="T2">Santosha</text:span>;</text:p>
      <text:p text:style-name="Standard"><text:span text:style-name="T1">Santosha</text:span>, ένας από τους προσωπικούς κώδικες πειθαρχίας –<text:span text:style-name="T1">Niyamas</text:span>- που αναφέρει ο <text:s/><text:span text:style-name="T1">Patanjali</text:span> στα 196 <text:span text:style-name="T1">sutras</text:span> του, αποτελεί τον κύριο στόχο μας. Αναφέρεται στην πειθαρχία που οφείλουμε να αναπτύξουμε στην εσωτερική, προσωπική μας ζωή και σημαίνει συγκεκριμένα την <text:span text:style-name="T3">πληρότητα</text:span> και την <text:span text:style-name="T3">ευτυχία</text:span> που είναι καλό να αισθανόμαστε με ό,τι έχουμε. Εξασκώντας τη <text:span text:style-name="T1">Santosha</text:span> ανακαλύπτουμε την πραγματική χαρά της ζωής, η οποία πηγάζει από μέσα μας και όχι από τον εξωτερικό κόσμο. Αποκτάμε έτσι <text:span text:style-name="T3">αυτάρκεια</text:span> και νιώθουμε<text:span text:style-name="T3"> ικανοποίηση</text:span> με όσα υπάρχουν στη ζωή μας, γεγονός που μας οδηγεί στην αυτοεκτίμηση.</text:p>
      <text:p text:style-name="Standard">Με αυτό τον κώδικα σαν αρχή η Ανθή Κοροβού επέλεξε, μετά το πρώτο ταξίδι της στην Ινδία το Δεκέμβρη του 2012, να ονοματίσει το χώρο όπου θα επιχειρούσε να εμπνεύσει την έννοια της <text:span text:style-name="T1">Santosha</text:span> στους μαθητές της.</text:p>
      <text:p text:style-name="Standard">Έτσι σήμερα που ο χώρος <text:span text:style-name="T1">Santosha</text:span> αποτελεί μία πραγματικότητα, η εσωτερική πειθαρχία στην έννοια της ικανοποίησης και της αυτάρκειας –<text:span text:style-name="T1">Santosha</text:span>- ξεκινά με στροφή της προσοχής μας στην αναπνοή και στην κλιμακωτή σωματική εξάσκηση με <text:span text:style-name="T1">Yoga</text:span> αλλά και <text:span text:style-name="T1">Pilates</text:span>, ώστε να καταλήξει στην πρακτική ενός <text:span text:style-name="T3">κινούμενου διαλογισμού</text:span>.</text:p>
      <text:p text:style-name="Standard">Ο στόχος της σωματικής ενδυνάμωσης οδηγεί σταδιακά στην επίρρωση του πνεύματος άρα στην <text:span text:style-name="T3">εξέλιξη και τη δημιουργία</text:span> μίας<text:span text:style-name="T3"> προσωπικότητας</text:span> γεμάτη αυτάρκεια. <text:s text:c="2"/></text:p>
      <text:p text:style-name="Standard"/>
      <text:p text:style-name="Standard"><text:span text:style-name="T4">Μαθήματα προσωπικής εξέλιξης</text:span></text:p>
      <text:p text:style-name="Standard"><text:span text:style-name="T1">Hatha</text:span> <text:span text:style-name="T1">Yoga</text:span></text:p>
      <text:p text:style-name="Standard">Ξεκινώντας από τη βάση της <text:span text:style-name="T1">Yoga</text:span>, <text:span text:style-name="T1">Ha</text:span> σημαίνει Ήλιος και <text:s/><text:span text:style-name="T1">Tha</text:span> σημαίνει Φεγγάρι. Οι δύο αντίθετες δυνάμεις στη φύση που αντιπροσωπεύουν την Αρσενική, Ζεστή δύναμη και τη Θηλυκή, Δροσερή αντίστοιχα, επιδιώκεται να φτάσουν σε ισορροπία μέσω της <text:span text:style-name="T1">Yoga</text:span> που παρέχει την αρμονική του ένωση, καθώς σημαίνει <text:span text:style-name="T1">union</text:span>.</text:p>
      <text:p text:style-name="Standard">Τα μαθήματα <text:span text:style-name="T1">Hatha</text:span> <text:span text:style-name="T1">Yoga</text:span> αποτελούν την κύρια πρακτική <text:span text:style-name="T1">Yoga</text:span> δίνοντας έμφαση στην ενδυνάμωση του κορμού και των άκρων μέσα από τις <text:span text:style-name="T1">Asanas</text:span>, στη διεύρυνση της αναπνοής και στη βελτίωση της εστίασης του νου. </text:p>
      <text:p text:style-name="Standard"/>
      <text:p text:style-name="Standard"><text:span text:style-name="T1">Ashtanga</text:span> <text:span text:style-name="T1">Vinyasa</text:span> <text:span text:style-name="T1">Yoga</text:span></text:p>
      <text:p text:style-name="Standard">Είδος <text:span text:style-name="T1">Yoga</text:span> κατά το οποίο εξασκείται το σώμα σύμφωνα με μία παραδοσιακή σειρά <text:span text:style-name="T1">Asanas</text:span>. Ταυτόχρονη είναι και η άσκηση του πνεύματος, πειθαρχώντας στα 8 πνευματικά μονοπάτια που μας άφησε ο <text:span text:style-name="T1">Patanjali</text:span> στα 196 <text:span text:style-name="T1">sutras</text:span> του ( ένα εκ των οποίων αποτελεί και η <text:span text:style-name="T1">Santosha</text:span>, το συναίσθημα της προσωπικής ικανοποίησης και χαράς).</text:p>
      <text:p text:style-name="Standard"/>
      <text:p text:style-name="Standard"><text:soft-page-break/><text:span text:style-name="T1">Vinyasa</text:span> <text:span text:style-name="T1">Flow</text:span></text:p>
      <text:p text:style-name="Standard">Σε αυτό το είδος <text:span text:style-name="T1">Yoga</text:span> προσπαθούμε να συνδέσουμε αρμονικά κίνηση <text:span text:style-name="T1">Asanas</text:span> και συγκεκριμένο είδος αναπνοής <text:span text:style-name="T1">Ujjayi</text:span> <text:span text:style-name="T1">Pranayama</text:span>, σε μία πιο γρήγορη και αερόβια άσκηση, που διατηρεί το σώμα και το πνεύμα διαρκώς σε εγρήγορση. Οι κινήσεις, εμπνευσμένες από την <text:span text:style-name="T1">Ashtanga</text:span> σε έναν πιο ελεύθερο συνδυασμό, ρέουν και εναλλάσσονται σε κάθε εισπνοή –εκπνοή.</text:p>
      <text:p text:style-name="Standard"/>
      <text:p text:style-name="Standard">Pilates Mat</text:p>
      <text:p text:style-name="Standard">Ασκήσεις βασισμένες στις αρχές και στη μέθοδο που δίδαξε ο <text:span text:style-name="T1">Joseph</text:span> <text:span text:style-name="T1">Pilates</text:span>, αλλά και στις σύγχρονες εξελιγμένες <text:s/>προσαρμογές τους. Συγκέντρωση, έλεγχος και ροή κινήσεων στο <text:span text:style-name="T1">mat</text:span> με το βάρος του σώματος ή και τη χρήση pilates <text:span text:style-name="T1">ball</text:span>, <text:span text:style-name="T1">ring</text:span>, <text:s/>thera band, κ.α. οργάνων που επιτρέπουν στην κίνηση να γίνεται πιο αποτελεσματική.</text:p>
      <text:p text:style-name="Standard"/>
      <text:p text:style-name="Standard"><text:span text:style-name="T1">Pranayama</text:span> &amp; <text:span text:style-name="T1">Meditation</text:span></text:p>
      <text:p text:style-name="Standard">Οι <text:span text:style-name="T1">yogi</text:span> θεωρούν την αναπνοή ως την τροφή σώματος και πνεύματος. Με αυτό ως αρχή ακολουθούμε τη συστηματική εκμάθηση γιόγκικων αναπνοών, ανοίγοντας το δρόμο για το συστηματικό διαλογισμό. Μέσα από τα συγκεκριμένα μονοπάτια επιδιώκουμε να γνωρίσουμε καλύτερα σώμα και πνεύμα, βαθαίνοντας κατ’ επέκταση τη γνωριμία με τον εαυτό μας, ως αυτό- θεραπεία και ανεύρεση εσωτερικής γαλήνης.</text:p>
      <text:p text:style-name="Standard"/>
      <text:p text:style-name="Standard"><text:span text:style-name="T1">Pregnancy</text:span> <text:span text:style-name="T1">Yoga</text:span> &amp; <text:span text:style-name="T1">Pilates</text:span></text:p>
      <text:p text:style-name="Standard">Η περίοδος της εγκυμοσύνης, γεμάτη από αλλαγές τόσο για το σώμα όσο και για την ψυχολογία της γυναίκας, απαιτεί ιδιαίτερη μεταχείριση. Μέσα από προσαρμοσμένο ασκησιολόγιο, αναπνοές και διαλογισμό, η εκγύμναση γίνεται τρόπος ανακούφισης και χαλάρωσης από την πίεση της ιδιαίτερης αυτής φάσης της ζωής.</text:p>
      <text:p text:style-name="Standard"/>
      <text:p text:style-name="Standard"><text:span text:style-name="T1">Yoga</text:span> &amp; <text:span text:style-name="T1">Pilates</text:span> <text:span text:style-name="T1">Therapy</text:span></text:p>
      <text:p text:style-name="Standard">Γυμναστική χαμηλής έντασης για αποκατάσταση μυοσκελετικών προβλημάτων, αλλά και για άτομα περιορισμένης κινητικότητας και προχωρημένης ηλικίας.</text:p>
      <text:p text:style-name="Standard"/>
      <text:p text:style-name="Standard"><text:span text:style-name="T1">Yoga</text:span> <text:span text:style-name="T1">Kids</text:span> &amp; Μουσικοκινητική</text:p>
      <text:p text:style-name="Standard">Προγράμματα ειδικά για παιδιά κ<text:bookmark text:name="_GoBack"/>αι προσαρμοσμένα σε διαφορετικά ηλικιακά γκρουπ.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l" fo:country="G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meta:initial-creator>
    <meta:editing-cycles>15</meta:editing-cycles>
    <meta:creation-date>2016-08-09T06:35:00</meta:creation-date>
    <dc:date>2016-08-11T13:59:46.930835035</dc:date>
    <meta:editing-duration>PT3H43M33S</meta:editing-duration>
    <meta:generator>LibreOffice/5.1.4.2$Linux_X86_64 LibreOffice_project/10m0$Build-2</meta:generator>
    <meta:document-statistic meta:table-count="0" meta:image-count="0" meta:object-count="0" meta:page-count="2" meta:paragraph-count="24" meta:word-count="583" meta:character-count="3843" meta:non-whitespace-character-count="32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